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5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5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9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2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2" table:formula="of:=AVERAGE([.H102:.H108])" office:value-type="float" office:value="0.142857142857143" calcext:value-type="float">
            <text:p>0,1</text:p>
          </table:table-cell>
          <table:table-cell table:style-name="ce35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style-name="ce35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formula="of:=AVERAGE([.H103:.H109])" office:value-type="float" office:value="0.166666666666667" calcext:value-type="float">
            <text:p>0,2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25" calcext:value-type="float">
            <text:p>0,3</text:p>
          </table:table-cell>
          <table:table-cell table:formula="of:=AVERAGE([.H104:.H110])" office:value-type="float" office:value="0.2" calcext:value-type="float">
            <text:p>0,2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1" calcext:value-type="float">
            <text:p>1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formula="of:= [.D107] + [.C108]" office:value-type="float" office:value="1720307" calcext:value-type="float">
            <text:p>1 720 307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07] + [.F108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07] + [.H108]" office:value-type="float" office:value="487506" calcext:value-type="float">
            <text:p>487 506</text:p>
          </table:table-cell>
          <table:table-cell table:style-name="ce29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" calcext:value-type="float">
            <text:p>0,0</text:p>
          </table:table-cell>
          <table:table-cell table:formula="of:=AVERAGE([.H106:.H110])" office:value-type="float" office:value="0" calcext:value-type="float">
            <text:p>0,0</text:p>
          </table:table-cell>
          <table:table-cell table:formula="of:=AVERAGE([.H105:.H111])" office:value-type="float" office:value="0.25" calcext:value-type="float">
            <text:p>0,3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float" office:value="1" calcext:value-type="float">
            <text:p>1.0000</text:p>
          </table:table-cell>
          <table:table-cell table:formula="of:= AVERAGE([.X107:.X109])" office:value-type="float" office:value="0.666666666666667" calcext:value-type="float">
            <text:p>0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6" calcext:value-type="float">
            <text:p>487 506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" calcext:value-type="float">
            <text:p>0,0</text:p>
          </table:table-cell>
          <table:table-cell table:formula="of:=AVERAGE([.H107:.H111])" office:value-type="float" office:value="0" calcext:value-type="float">
            <text:p>0,0</text:p>
          </table:table-cell>
          <table:table-cell table:formula="of:=AVERAGE([.H106:.H112])" office:value-type="float" office:value="0" calcext:value-type="float">
            <text:p>0,0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float" office:value="0" calcext:value-type="float">
            <text:p>0.0000</text:p>
          </table:table-cell>
          <table:table-cell table:formula="of:= AVERAGE([.X108:.X110])" office:value-type="float" office:value="0.333333333333333" calcext:value-type="float">
            <text:p>0.3333</text:p>
          </table:table-cell>
          <table:table-cell table:formula="of:= AVERAGE([.X107:.X111])" office:value-type="float" office:value="0.4" calcext:value-type="float">
            <text:p>0.4000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6" calcext:value-type="float">
            <text:p>487 506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float" office:value="0" calcext:value-type="float">
            <text:p>0,0</text:p>
          </table:table-cell>
          <table:table-cell table:formula="of:=AVERAGE([.F107:.F113])" office:value-type="float" office:value="0" calcext:value-type="float">
            <text:p>0,0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float" office:value="0" calcext:value-type="float">
            <text:p>0,0</text:p>
          </table:table-cell>
          <table:table-cell table:formula="of:=AVERAGE([.H107:.H113])" office:value-type="float" office:value="0" calcext:value-type="float">
            <text:p>0,0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float" office:value="0" calcext:value-type="float">
            <text:p>0.0000</text:p>
          </table:table-cell>
          <table:table-cell table:formula="of:= AVERAGE([.X109:.X111])" office:value-type="float" office:value="0" calcext:value-type="float">
            <text:p>0.0000</text:p>
          </table:table-cell>
          <table:table-cell table:formula="of:= AVERAGE([.X108:.X112])" office:value-type="float" office:value="0.2" calcext:value-type="float">
            <text:p>0.2000</text:p>
          </table:table-cell>
          <table:table-cell table:formula="of:= AVERAGE([.X107:.X113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6" calcext:value-type="float">
            <text:p>487 506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float" office:value="0" calcext:value-type="float">
            <text:p>0,0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float" office:value="0" calcext:value-type="float">
            <text:p>0,0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float" office:value="0" calcext:value-type="float">
            <text:p>0.0000</text:p>
          </table:table-cell>
          <table:table-cell table:formula="of:= AVERAGE([.X110:.X112])" office:value-type="float" office:value="0" calcext:value-type="float">
            <text:p>0.0000</text:p>
          </table:table-cell>
          <table:table-cell table:formula="of:= AVERAGE([.X109:.X113])" office:value-type="float" office:value="0" calcext:value-type="float">
            <text:p>0.0000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6" calcext:value-type="float">
            <text:p>487 506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float" office:value="0" calcext:value-type="float">
            <text:p>0.0000</text:p>
          </table:table-cell>
          <table:table-cell table:formula="of:= AVERAGE([.X111:.X113])" office:value-type="float" office:value="0" calcext:value-type="float">
            <text:p>0.0000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6" calcext:value-type="float">
            <text:p>487 506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6" calcext:value-type="float">
            <text:p>487 506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6" calcext:value-type="float">
            <text:p>487 506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6" calcext:value-type="float">
            <text:p>487 506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6" calcext:value-type="float">
            <text:p>487 506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6" calcext:value-type="float">
            <text:p>487 506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6" calcext:value-type="float">
            <text:p>487 506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6" calcext:value-type="float">
            <text:p>487 506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6" calcext:value-type="float">
            <text:p>487 506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6" calcext:value-type="float">
            <text:p>487 506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6" calcext:value-type="float">
            <text:p>487 506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6" calcext:value-type="float">
            <text:p>487 506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6" calcext:value-type="float">
            <text:p>487 506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6" calcext:value-type="float">
            <text:p>487 506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6" calcext:value-type="float">
            <text:p>487 506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6" calcext:value-type="float">
            <text:p>487 506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6" calcext:value-type="float">
            <text:p>487 506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6" calcext:value-type="float">
            <text:p>487 506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6" calcext:value-type="float">
            <text:p>487 506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6" calcext:value-type="float">
            <text:p>487 506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6" calcext:value-type="float">
            <text:p>487 506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6" calcext:value-type="float">
            <text:p>487 506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6" calcext:value-type="float">
            <text:p>487 506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6" calcext:value-type="float">
            <text:p>487 506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6" calcext:value-type="float">
            <text:p>487 506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6" calcext:value-type="float">
            <text:p>487 506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6" calcext:value-type="float">
            <text:p>487 506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6" calcext:value-type="float">
            <text:p>487 506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6" calcext:value-type="float">
            <text:p>487 506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6" calcext:value-type="float">
            <text:p>487 506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6" calcext:value-type="float">
            <text:p>487 506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6" calcext:value-type="float">
            <text:p>487 506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6" calcext:value-type="float">
            <text:p>487 506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6" calcext:value-type="float">
            <text:p>487 506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6" calcext:value-type="float">
            <text:p>487 506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6" calcext:value-type="float">
            <text:p>487 506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6" calcext:value-type="float">
            <text:p>487 506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6" calcext:value-type="float">
            <text:p>487 506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6" calcext:value-type="float">
            <text:p>487 506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6" calcext:value-type="float">
            <text:p>487 506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307" calcext:value-type="float">
            <text:p>1 720 307</text:p>
          </table:table-cell>
          <table:table-cell table:number-columns-repeated="2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6" calcext:value-type="float">
            <text:p>487 506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17T12:02:53.509435224</dc:date>
    <meta:editing-duration>P67DT10H28M2S</meta:editing-duration>
    <meta:editing-cycles>122</meta:editing-cycles>
    <meta:generator>LibreOffice/6.0.7.3$Linux_X86_64 LibreOffice_project/00m0$Build-3</meta:generator>
    <meta:document-statistic meta:table-count="2" meta:cell-count="330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